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trees.J48 -C 0.25 -M 2</text:p>
      <text:p text:style-name="Standard">Relation: <text:s text:c="4"/>test2R</text:p>
      <text:p text:style-name="Standard">Instances: <text:s text:c="3"/>14996</text:p>
      <text:p text:style-name="Standard">Attributes: <text:s text:c="2"/>38</text:p>
      <text:p text:style-name="Standard"><text:s text:c="14"/>is_attack</text:p>
      <text:p text:style-name="Standard"><text:s text:c="14"/>P101</text:p>
      <text:p text:style-name="Standard"><text:s text:c="14"/>P203</text:p>
      <text:p text:style-name="Standard"><text:s text:c="14"/>P205</text:p>
      <text:p text:style-name="Standard"><text:s text:c="14"/>P301</text:p>
      <text:p text:style-name="Standard"><text:s text:c="14"/>P401</text:p>
      <text:p text:style-name="Standard"><text:s text:c="14"/>P601</text:p>
      <text:p text:style-name="Standard"><text:s text:c="14"/>MV301</text:p>
      <text:p text:style-name="Standard"><text:s text:c="14"/>MV302</text:p>
      <text:p text:style-name="Standard"><text:s text:c="14"/>MV304</text:p>
      <text:p text:style-name="Standard"><text:s text:c="14"/>UV401</text:p>
      <text:p text:style-name="Standard"><text:s text:c="14"/>MV101</text:p>
      <text:p text:style-name="Standard"><text:s text:c="14"/>MV201</text:p>
      <text:p text:style-name="Standard"><text:s text:c="14"/>MV303</text:p>
      <text:p text:style-name="Standard"><text:s text:c="14"/>FIT101</text:p>
      <text:p text:style-name="Standard"><text:s text:c="14"/>LIT101</text:p>
      <text:p text:style-name="Standard"><text:s text:c="14"/>AIT202</text:p>
      <text:p text:style-name="Standard"><text:s text:c="14"/>AIT203</text:p>
      <text:p text:style-name="Standard"><text:s text:c="14"/>FIT201</text:p>
      <text:p text:style-name="Standard"><text:s text:c="14"/>DPIT301</text:p>
      <text:p text:style-name="Standard"><text:s text:c="14"/>FIT301</text:p>
      <text:p text:style-name="Standard"><text:s text:c="14"/>LIT301</text:p>
      <text:p text:style-name="Standard"><text:s text:c="14"/>AIT402</text:p>
      <text:p text:style-name="Standard"><text:s text:c="14"/>FIT401</text:p>
      <text:p text:style-name="Standard"><text:s text:c="14"/>LIT401</text:p>
      <text:p text:style-name="Standard"><text:s text:c="14"/>AIT501</text:p>
      <text:p text:style-name="Standard"><text:s text:c="14"/>AIT502</text:p>
      <text:p text:style-name="Standard"><text:s text:c="14"/>AIT503</text:p>
      <text:p text:style-name="Standard"><text:s text:c="14"/>AIT504</text:p>
      <text:p text:style-name="Standard"><text:s text:c="14"/>FIT501</text:p>
      <text:p text:style-name="Standard"><text:s text:c="14"/>FIT502</text:p>
      <text:p text:style-name="Standard"><text:s text:c="14"/>FIT503</text:p>
      <text:p text:style-name="Standard"><text:s text:c="14"/>FIT504</text:p>
      <text:p text:style-name="Standard"><text:s text:c="14"/>PIT501</text:p>
      <text:p text:style-name="Standard"><text:s text:c="14"/>PIT502</text:p>
      <text:p text:style-name="Standard"><text:s text:c="14"/>PIT503</text:p>
      <text:p text:style-name="Standard"><text:s text:c="14"/>FIT601</text:p>
      <text:p text:style-name="Standard"><text:s text:c="14"/>AIT201</text:p>
      <text:p text:style-name="Standard">Test mode: <text:s text:c="3"/>1000-fold cross-validation</text:p>
      <text:p text:style-name="Standard"/>
      <text:p text:style-name="Standard">=== Classifier model (full training set) ===</text:p>
      <text:p text:style-name="Standard"/>
      <text:p text:style-name="Standard">J48 pruned tree</text:p>
      <text:p text:style-name="Standard"><text:soft-page-break/>------------------</text:p>
      <text:p text:style-name="Standard"/>
      <text:p text:style-name="Standard">AIT402 &lt;= 6.664958</text:p>
      <text:p text:style-name="Standard">| <text:s text:c="2"/>LIT301 &lt;= 922.319641</text:p>
      <text:p text:style-name="Standard">| <text:s text:c="2"/>| <text:s text:c="2"/>AIT202 &lt;= 9.383043: no (1713.0)</text:p>
      <text:p text:style-name="Standard">| <text:s text:c="2"/>| <text:s text:c="2"/>AIT202 &gt; 9.383043</text:p>
      <text:p text:style-name="Standard">| <text:s text:c="2"/>| <text:s text:c="2"/>| <text:s text:c="2"/>LIT401 &lt;= 954.0246</text:p>
      <text:p text:style-name="Standard">| <text:s text:c="2"/>| <text:s text:c="2"/>| <text:s text:c="2"/>| <text:s text:c="2"/>LIT301 &lt;= 794.748169: no (52.0/2.0)</text:p>
      <text:p text:style-name="Standard">| <text:s text:c="2"/>| <text:s text:c="2"/>| <text:s text:c="2"/>| <text:s text:c="2"/>LIT301 &gt; 794.748169: yes (271.0)</text:p>
      <text:p text:style-name="Standard">| <text:s text:c="2"/>| <text:s text:c="2"/>| <text:s text:c="2"/>LIT401 &gt; 954.0246: no (87.0)</text:p>
      <text:p text:style-name="Standard">| <text:s text:c="2"/>LIT301 &gt; 922.319641</text:p>
      <text:p text:style-name="Standard">| <text:s text:c="2"/>| <text:s text:c="2"/>AIT202 &lt;= 8.931236: yes (744.0/1.0)</text:p>
      <text:p text:style-name="Standard">| <text:s text:c="2"/>| <text:s text:c="2"/>AIT202 &gt; 8.931236</text:p>
      <text:p text:style-name="Standard">| <text:s text:c="2"/>| <text:s text:c="2"/>| <text:s text:c="2"/>LIT401 &lt;= 943.4119</text:p>
      <text:p text:style-name="Standard">| <text:s text:c="2"/>| <text:s text:c="2"/>| <text:s text:c="2"/>| <text:s text:c="2"/>LIT401 &lt;= 878.467041</text:p>
      <text:p text:style-name="Standard">| <text:s text:c="2"/>| <text:s text:c="2"/>| <text:s text:c="2"/>| <text:s text:c="2"/>| <text:s text:c="2"/>AIT203 &lt;= 249.166885</text:p>
      <text:p text:style-name="Standard">| <text:s text:c="2"/>| <text:s text:c="2"/>| <text:s text:c="2"/>| <text:s text:c="2"/>| <text:s text:c="2"/>| <text:s text:c="2"/>LIT401 &lt;= 848.8977: no (619.0)</text:p>
      <text:p text:style-name="Standard">| <text:s text:c="2"/>| <text:s text:c="2"/>| <text:s text:c="2"/>| <text:s text:c="2"/>| <text:s text:c="2"/>| <text:s text:c="2"/>LIT401 &gt; 848.8977</text:p>
      <text:p text:style-name="Standard">| <text:s text:c="2"/>| <text:s text:c="2"/>| <text:s text:c="2"/>| <text:s text:c="2"/>| <text:s text:c="2"/>| <text:s text:c="2"/>| <text:s text:c="2"/>P301 &lt;= 1: no (201.0)</text:p>
      <text:p text:style-name="Standard">| <text:s text:c="2"/>| <text:s text:c="2"/>| <text:s text:c="2"/>| <text:s text:c="2"/>| <text:s text:c="2"/>| <text:s text:c="2"/>| <text:s text:c="2"/>P301 &gt; 1</text:p>
      <text:p text:style-name="Standard">| <text:s text:c="2"/>| <text:s text:c="2"/>| <text:s text:c="2"/>| <text:s text:c="2"/>| <text:s text:c="2"/>| <text:s text:c="2"/>| <text:s text:c="2"/>| <text:s text:c="2"/>AIT203 &lt;= 240.938217</text:p>
      <text:p text:style-name="Standard">| <text:s text:c="2"/>| <text:s text:c="2"/>| <text:s text:c="2"/>| <text:s text:c="2"/>| <text:s text:c="2"/>| <text:s text:c="2"/>| <text:s text:c="2"/>| <text:s text:c="2"/>| <text:s text:c="2"/>AIT202 &lt;= 8.995642: no (58.0)</text:p>
      <text:p text:style-name="Standard">| <text:s text:c="2"/>| <text:s text:c="2"/>| <text:s text:c="2"/>| <text:s text:c="2"/>| <text:s text:c="2"/>| <text:s text:c="2"/>| <text:s text:c="2"/>| <text:s text:c="2"/>| <text:s text:c="2"/>AIT202 &gt; 8.995642</text:p>
      <text:p text:style-name="Standard">| <text:s text:c="2"/>| <text:s text:c="2"/>| <text:s text:c="2"/>| <text:s text:c="2"/>| <text:s text:c="2"/>| <text:s text:c="2"/>| <text:s text:c="2"/>| <text:s text:c="2"/>| <text:s text:c="2"/>| <text:s text:c="2"/>AIT504 &lt;= 24.839785: yes (209.0/1.0)</text:p>
      <text:p text:style-name="Standard">| <text:s text:c="2"/>| <text:s text:c="2"/>| <text:s text:c="2"/>| <text:s text:c="2"/>| <text:s text:c="2"/>| <text:s text:c="2"/>| <text:s text:c="2"/>| <text:s text:c="2"/>| <text:s text:c="2"/>| <text:s text:c="2"/>AIT504 &gt; 24.839785</text:p>
      <text:p text:style-name="Standard">| <text:s text:c="2"/>| <text:s text:c="2"/>| <text:s text:c="2"/>| <text:s text:c="2"/>| <text:s text:c="2"/>| <text:s text:c="2"/>| <text:s text:c="2"/>| <text:s text:c="2"/>| <text:s text:c="2"/>| <text:s text:c="2"/>| <text:s text:c="2"/>LIT401 &lt;= 865.431946: yes (17.0)</text:p>
      <text:p text:style-name="Standard">| <text:s text:c="2"/>| <text:s text:c="2"/>| <text:s text:c="2"/>| <text:s text:c="2"/>| <text:s text:c="2"/>| <text:s text:c="2"/>| <text:s text:c="2"/>| <text:s text:c="2"/>| <text:s text:c="2"/>| <text:s text:c="2"/>| <text:s text:c="2"/>LIT401 &gt; 865.431946</text:p>
      <text:p text:style-name="Standard">| <text:s text:c="2"/>| <text:s text:c="2"/>| <text:s text:c="2"/>| <text:s text:c="2"/>| <text:s text:c="2"/>| <text:s text:c="2"/>| <text:s text:c="2"/>| <text:s text:c="2"/>| <text:s text:c="2"/>| <text:s text:c="2"/>| <text:s text:c="2"/>| <text:s text:c="2"/>LIT301 &lt;= 1033.02844: no (21.0)</text:p>
      <text:p text:style-name="Standard">| <text:s text:c="2"/>| <text:s text:c="2"/>| <text:s text:c="2"/>| <text:s text:c="2"/>| <text:s text:c="2"/>| <text:s text:c="2"/>| <text:s text:c="2"/>| <text:s text:c="2"/>| <text:s text:c="2"/>| <text:s text:c="2"/>| <text:s text:c="2"/>| <text:s text:c="2"/>LIT301 &gt; 1033.02844: yes (2.0)</text:p>
      <text:p text:style-name="Standard">| <text:s text:c="2"/>| <text:s text:c="2"/>| <text:s text:c="2"/>| <text:s text:c="2"/>| <text:s text:c="2"/>| <text:s text:c="2"/>| <text:s text:c="2"/>| <text:s text:c="2"/>AIT203 &gt; 240.938217: no (57.0)</text:p>
      <text:p text:style-name="Standard">| <text:s text:c="2"/>| <text:s text:c="2"/>| <text:s text:c="2"/>| <text:s text:c="2"/>| <text:s text:c="2"/>AIT203 &gt; 249.166885</text:p>
      <text:p text:style-name="Standard">| <text:s text:c="2"/>| <text:s text:c="2"/>| <text:s text:c="2"/>| <text:s text:c="2"/>| <text:s text:c="2"/>| <text:s text:c="2"/>DPIT301 &lt;= 1.226071: no (35.0)</text:p>
      <text:p text:style-name="Standard">| <text:s text:c="2"/>| <text:s text:c="2"/>| <text:s text:c="2"/>| <text:s text:c="2"/>| <text:s text:c="2"/>| <text:s text:c="2"/>DPIT301 &gt; 1.226071</text:p>
      <text:p text:style-name="Standard">| <text:s text:c="2"/>| <text:s text:c="2"/>| <text:s text:c="2"/>| <text:s text:c="2"/>| <text:s text:c="2"/>| <text:s text:c="2"/>| <text:s text:c="2"/>AIT201 &lt;= 128.332474: yes (414.0/3.0)</text:p>
      <text:p text:style-name="Standard">| <text:s text:c="2"/>| <text:s text:c="2"/>| <text:s text:c="2"/>| <text:s text:c="2"/>| <text:s text:c="2"/>| <text:s text:c="2"/>| <text:s text:c="2"/>AIT201 &gt; 128.332474</text:p>
      <text:p text:style-name="Standard">| <text:s text:c="2"/>| <text:s text:c="2"/>| <text:s text:c="2"/>| <text:s text:c="2"/>| <text:s text:c="2"/>| <text:s text:c="2"/>| <text:s text:c="2"/>| <text:s text:c="2"/>PIT502 &lt;= 2.883414: no (3.0)</text:p>
      <text:p text:style-name="Standard">| <text:s text:c="2"/>| <text:s text:c="2"/>| <text:s text:c="2"/>| <text:s text:c="2"/>| <text:s text:c="2"/>| <text:s text:c="2"/>| <text:s text:c="2"/>| <text:s text:c="2"/>PIT502 &gt; 2.883414: yes (40.0)</text:p>
      <text:p text:style-name="Standard">| <text:s text:c="2"/>| <text:s text:c="2"/>| <text:s text:c="2"/>| <text:s text:c="2"/>LIT401 &gt; 878.467041: no (536.0)</text:p>
      <text:p text:style-name="Standard">| <text:s text:c="2"/>| <text:s text:c="2"/>| <text:s text:c="2"/>LIT401 &gt; 943.4119</text:p>
      <text:p text:style-name="Standard">| <text:s text:c="2"/>| <text:s text:c="2"/>| <text:s text:c="2"/>| <text:s text:c="2"/>LIT301 &lt;= 938.3812: no (35.0)</text:p>
      <text:p text:style-name="Standard">| <text:s text:c="2"/>| <text:s text:c="2"/>| <text:s text:c="2"/>| <text:s text:c="2"/>LIT301 &gt; 938.3812</text:p>
      <text:p text:style-name="Standard">| <text:s text:c="2"/>| <text:s text:c="2"/>| <text:s text:c="2"/>| <text:s text:c="2"/>| <text:s text:c="2"/>AIT202 &lt;= 9.148488</text:p>
      <text:p text:style-name="Standard">| <text:s text:c="2"/>| <text:s text:c="2"/>| <text:s text:c="2"/>| <text:s text:c="2"/>| <text:s text:c="2"/>| <text:s text:c="2"/>AIT501 &lt;= 7.75109: no (6.0)</text:p>
      <text:p text:style-name="Standard">| <text:s text:c="2"/>| <text:s text:c="2"/>| <text:s text:c="2"/>| <text:s text:c="2"/>| <text:s text:c="2"/>| <text:s text:c="2"/>AIT501 &gt; 7.75109: yes (6.0)</text:p>
      <text:p text:style-name="Standard">| <text:s text:c="2"/>| <text:s text:c="2"/>| <text:s text:c="2"/>| <text:s text:c="2"/>| <text:s text:c="2"/>AIT202 &gt; 9.148488: yes (226.0)</text:p>
      <text:p text:style-name="Standard">AIT402 &gt; 6.664958: no (9644.0)</text:p>
      <text:p text:style-name="Standard"/>
      <text:p text:style-name="Standard">Number of Leaves <text:s/>: <text:tab/>23</text:p>
      <text:p text:style-name="Standard"/>
      <text:p text:style-name="Standard"><text:soft-page-break/>Size of the tree : <text:tab/>45</text:p>
      <text:p text:style-name="Standard"/>
      <text:p text:style-name="Standard"/>
      <text:p text:style-name="Standard">Time taken to build model: 0.55 seconds</text:p>
      <text:p text:style-name="Standard"/>
      <text:p text:style-name="Standard">=== Stratified cross-validation ===</text:p>
      <text:p text:style-name="Standard">=== Summary ===</text:p>
      <text:p text:style-name="Standard"/>
      <text:p text:style-name="Standard">Correctly Classified Instances <text:s text:c="6"/>14975 <text:s text:c="14"/>99.86 <text:s text:c="2"/>%</text:p>
      <text:p text:style-name="Standard">Incorrectly Classified Instances <text:s text:c="7"/>21 <text:s text:c="15"/>0.14 <text:s text:c="2"/>%</text:p>
      <text:p text:style-name="Standard">Kappa statistic <text:s text:c="25"/>0.9937</text:p>
      <text:p text:style-name="Standard">Mean absolute error <text:s text:c="21"/>0.0018</text:p>
      <text:p text:style-name="Standard">Root mean squared error <text:s text:c="17"/>0.0372</text:p>
      <text:p text:style-name="Standard">Relative absolute error <text:s text:c="17"/>0.8251 %</text:p>
      <text:p text:style-name="Standard">Root relative squared error <text:s text:c="12"/>11.1213 %</text:p>
      <text:p text:style-name="Standard">Total Number of Instances <text:s text:c="11"/>14996 <text:s text:c="4"/></text:p>
      <text:p text:style-name="Standard"/>
      <text:p text:style-name="Standard">=== Detailed Accuracy By Class ===</text:p>
      <text:p text:style-name="Standard"/>
      <text:p text:style-name="Standard"><text:s text:c="17"/>TP Rate <text:s/>FP Rate <text:s/>Precision <text:s/>Recall <text:s text:c="2"/>F-Measure <text:s/>MCC <text:s text:c="5"/>ROC Area <text:s/>PRC Area <text:s/>Class</text:p>
      <text:p text:style-name="Standard"><text:s text:c="17"/>0.999 <text:s text:c="3"/>0.006 <text:s text:c="3"/>0.999 <text:s text:c="5"/>0.999 <text:s text:c="3"/>0.999 <text:s text:c="5"/>0.994 <text:s text:c="3"/>0.998 <text:s text:c="4"/>0.999 <text:s text:c="4"/>no</text:p>
      <text:p text:style-name="Standard"><text:s text:c="17"/>0.994 <text:s text:c="3"/>0.001 <text:s text:c="3"/>0.995 <text:s text:c="5"/>0.994 <text:s text:c="3"/>0.995 <text:s text:c="5"/>0.994 <text:s text:c="3"/>0.998 <text:s text:c="4"/>0.992 <text:s text:c="4"/>yes</text:p>
      <text:p text:style-name="Standard">Weighted Avg. <text:s text:c="3"/>0.999 <text:s text:c="3"/>0.005 <text:s text:c="3"/>0.999 <text:s text:c="5"/>0.999 <text:s text:c="3"/>0.999 <text:s text:c="5"/>0.994 <text:s text:c="3"/>0.998 <text:s text:c="4"/>0.998 <text:s text:c="4"/></text:p>
      <text:p text:style-name="Standard"/>
      <text:p text:style-name="Standard">=== Confusion Matrix ===</text:p>
      <text:p text:style-name="Standard"/>
      <text:p text:style-name="Standard"><text:s text:c="5"/>a <text:s text:c="4"/>b <text:s text:c="2"/>&lt;-- classified as</text:p>
      <text:p text:style-name="Standard"><text:s/>13060 <text:s text:c="3"/>10 | <text:s text:c="4"/>a = no</text:p>
      <text:p text:style-name="Standard"><text:s text:c="4"/>11 <text:s/>1915 | <text:s text:c="4"/>b = y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0:46:17.433578647</meta:creation-date>
    <dc:date>2019-12-02T00:52:02.139162762</dc:date>
    <meta:editing-duration>PT3H55M44S</meta:editing-duration>
    <meta:editing-cycles>1</meta:editing-cycles>
    <meta:document-statistic meta:table-count="0" meta:image-count="0" meta:object-count="0" meta:page-count="3" meta:paragraph-count="113" meta:word-count="626" meta:character-count="4132" meta:non-whitespace-character-count="2234"/>
    <meta:generator>LibreOffice/6.0.7.3$Linux_X86_64 LibreOffice_project/00m0$Build-3</meta:generator>
  </office:meta>
</office:document-meta>
</file>